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2a82" officeooo:paragraph-rsid="00022a82" style:font-weight-asian="bold" style:font-weight-complex="bold"/>
    </style:style>
    <style:style style:name="P2" style:family="paragraph" style:parent-style-name="Standard">
      <style:text-properties fo:font-weight="bold" officeooo:rsid="00026265" officeooo:paragraph-rsid="00026265" style:font-weight-asian="bold" style:font-weight-complex="bold"/>
    </style:style>
    <style:style style:name="P3" style:family="paragraph" style:parent-style-name="Standard">
      <style:text-properties fo:font-weight="bold" officeooo:rsid="0003b05f" officeooo:paragraph-rsid="0003b05f" style:font-weight-asian="bold" style:font-weight-complex="bold"/>
    </style:style>
    <style:style style:name="P4" style:family="paragraph" style:parent-style-name="Standard">
      <style:text-properties fo:font-weight="normal" officeooo:rsid="00022a82" officeooo:paragraph-rsid="00022a82" style:font-weight-asian="normal" style:font-weight-complex="normal"/>
    </style:style>
    <style:style style:name="P5" style:family="paragraph" style:parent-style-name="Standard">
      <style:text-properties fo:font-weight="normal" officeooo:rsid="00026265" officeooo:paragraph-rsid="00026265" style:font-weight-asian="normal" style:font-weight-complex="normal"/>
    </style:style>
    <style:style style:name="P6" style:family="paragraph" style:parent-style-name="Standard">
      <style:text-properties fo:font-weight="normal" officeooo:rsid="0003b05f" officeooo:paragraph-rsid="0003b05f" style:font-weight-asian="normal" style:font-weight-complex="normal"/>
    </style:style>
    <style:style style:name="T1" style:family="text">
      <style:text-properties officeooo:rsid="000262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eak Statement <text:span text:style-name="T1">Using</text:span> For loop</text:p>
      <text:p text:style-name="P4"/>
      <text:p text:style-name="P4">#include&lt;stdio.h&gt;</text:p>
      <text:p text:style-name="P4"/>
      <text:p text:style-name="P4">int main()</text:p>
      <text:p text:style-name="P4">{</text:p>
      <text:p text:style-name="P4"><text:tab/>int i;</text:p>
      <text:p text:style-name="P4"/>
      <text:p text:style-name="P4"><text:tab/>for( i=0; i&lt;10; i++)</text:p>
      <text:p text:style-name="P4"><text:tab/>{</text:p>
      <text:p text:style-name="P4"><text:tab/><text:tab/>if(i==6)</text:p>
      <text:p text:style-name="P4"><text:tab/><text:tab/>{</text:p>
      <text:p text:style-name="P4"><text:tab/><text:tab/><text:tab/>break;</text:p>
      <text:p text:style-name="P4"><text:tab/><text:tab/>}</text:p>
      <text:p text:style-name="P4"><text:tab/><text:tab/>printf("%d",i);</text:p>
      <text:p text:style-name="P4"><text:tab/><text:tab/>printf("\n");</text:p>
      <text:p text:style-name="P4"><text:tab/>}</text:p>
      <text:p text:style-name="P4">}</text:p>
      <text:p text:style-name="P4"/>
      <text:p text:style-name="P1">Break Statement <text:span text:style-name="T1">Using</text:span> While Loop</text:p>
      <text:p text:style-name="P4"/>
      <text:p text:style-name="P4">#include&lt;stdio.h&gt;</text:p>
      <text:p text:style-name="P4"/>
      <text:p text:style-name="P4">int main()</text:p>
      <text:p text:style-name="P4">{</text:p>
      <text:p text:style-name="P4"><text:tab/>int i = 0;</text:p>
      <text:p text:style-name="P4"/>
      <text:p text:style-name="P4"><text:tab/>while(i &lt;= 10)</text:p>
      <text:p text:style-name="P4"><text:tab/>{</text:p>
      <text:p text:style-name="P4"><text:tab/><text:tab/>printf("The value of the variable %d \n",i);</text:p>
      <text:p text:style-name="P4"><text:tab/><text:tab/>i++;</text:p>
      <text:p text:style-name="P4"/>
      <text:p text:style-name="P4"><text:tab/><text:tab/>if(i == 5)</text:p>
      <text:p text:style-name="P4"><text:tab/><text:tab/>{</text:p>
      <text:p text:style-name="P4"><text:tab/><text:tab/><text:tab/>break;</text:p>
      <text:p text:style-name="P4"><text:tab/><text:tab/>}</text:p>
      <text:p text:style-name="P4"><text:tab/>}</text:p>
      <text:p text:style-name="P4"><text:tab/>return 0;</text:p>
      <text:p text:style-name="P4">}</text:p>
      <text:p text:style-name="P4"/>
      <text:p text:style-name="P2">Continue Statement Using For Loop</text:p>
      <text:p text:style-name="P2"/>
      <text:p text:style-name="P5">#include&lt;stdio.h&gt;</text:p>
      <text:p text:style-name="P5"/>
      <text:p text:style-name="P5">int main()</text:p>
      <text:p text:style-name="P5">{</text:p>
      <text:p text:style-name="P5"><text:tab/>int i;</text:p>
      <text:p text:style-name="P5"><text:tab/>int number;</text:p>
      <text:p text:style-name="P5"><text:tab/>int sum;</text:p>
      <text:p text:style-name="P5"/>
      <text:p text:style-name="P5"><text:tab/>for( i=0; i&lt;=5; i++)</text:p>
      <text:p text:style-name="P5"><text:tab/>{</text:p>
      <text:p text:style-name="P5"><text:soft-page-break/><text:tab/><text:tab/>printf("Enter the number %d :",i );</text:p>
      <text:p text:style-name="P5"><text:tab/><text:tab/>scanf("%d",&amp;number);</text:p>
      <text:p text:style-name="P5"/>
      <text:p text:style-name="P5"><text:tab/><text:tab/>if( number&lt;10 )</text:p>
      <text:p text:style-name="P5"><text:tab/><text:tab/>{</text:p>
      <text:p text:style-name="P5"><text:tab/><text:tab/><text:tab/>continue;</text:p>
      <text:p text:style-name="P5"><text:tab/><text:tab/>}</text:p>
      <text:p text:style-name="P5"/>
      <text:p text:style-name="P5"><text:tab/><text:tab/>sum = sum + 1;</text:p>
      <text:p text:style-name="P5"><text:tab/>}</text:p>
      <text:p text:style-name="P5"><text:tab/>printf("The sum of the number is: %d",sum);</text:p>
      <text:p text:style-name="P5">}</text:p>
      <text:p text:style-name="P4"/>
      <text:p text:style-name="P2">Continue Statement To Print Odd Number</text:p>
      <text:p text:style-name="P5"/>
      <text:p text:style-name="P5">#include&lt;stdio.h&gt;</text:p>
      <text:p text:style-name="P5"/>
      <text:p text:style-name="P5">int main()</text:p>
      <text:p text:style-name="P5">{</text:p>
      <text:p text:style-name="P5"><text:tab/>int a;</text:p>
      <text:p text:style-name="P5"><text:tab/>int sum;</text:p>
      <text:p text:style-name="P5"/>
      <text:p text:style-name="P5"><text:tab/>for( a=0; a&lt;10; a++)</text:p>
      <text:p text:style-name="P5"><text:tab/>{</text:p>
      <text:p text:style-name="P5"><text:tab/><text:tab/>if(a % 2 == 0)</text:p>
      <text:p text:style-name="P5"><text:tab/><text:tab/></text:p>
      <text:p text:style-name="P5"><text:tab/><text:tab/>continue;</text:p>
      <text:p text:style-name="P5"/>
      <text:p text:style-name="P5"><text:tab/><text:tab/>sum = sum + a;</text:p>
      <text:p text:style-name="P5"><text:tab/>}</text:p>
      <text:p text:style-name="P5"><text:tab/>printf("The sum of the numbers is %d:",sum);</text:p>
      <text:p text:style-name="P5">}</text:p>
      <text:p text:style-name="P5"/>
      <text:p text:style-name="P3">goto Example 1</text:p>
      <text:p text:style-name="P3"/>
      <text:p text:style-name="P6">#include&lt;stdio.h&gt;</text:p>
      <text:p text:style-name="P6"/>
      <text:p text:style-name="P6">int main()</text:p>
      <text:p text:style-name="P6">{</text:p>
      <text:p text:style-name="P6"><text:tab/>int num;</text:p>
      <text:p text:style-name="P6"><text:tab/>int i=1;</text:p>
      <text:p text:style-name="P6"/>
      <text:p text:style-name="P6"><text:tab/>printf("Enter the number:\n");</text:p>
      <text:p text:style-name="P6"><text:tab/>scanf("%d",&amp;num);</text:p>
      <text:p text:style-name="P6"/>
      <text:p text:style-name="P6"><text:tab/>table:</text:p>
      <text:p text:style-name="P6"/>
      <text:p text:style-name="P6"><text:tab/>printf("%d * %d = %d\n", num, i, num*i);</text:p>
      <text:p text:style-name="P6"><text:tab/>i++;</text:p>
      <text:p text:style-name="P6"/>
      <text:p text:style-name="P6"><text:tab/>if(i&lt;=10)</text:p>
      <text:p text:style-name="P6"><text:tab/><text:tab/>goto table;</text:p>
      <text:p text:style-name="P6"><text:soft-page-break/>}</text:p>
      <text:p text:style-name="P6"/>
      <text:p text:style-name="P3">goto Example 2</text:p>
      <text:p text:style-name="P3"/>
      <text:p text:style-name="P6">#include&lt;stdio.h&gt;</text:p>
      <text:p text:style-name="P6"/>
      <text:p text:style-name="P6">int main()</text:p>
      <text:p text:style-name="P6">{</text:p>
      <text:p text:style-name="P6"><text:tab/>int i;</text:p>
      <text:p text:style-name="P6"><text:tab/>int j;</text:p>
      <text:p text:style-name="P6"><text:tab/>int k;</text:p>
      <text:p text:style-name="P6"/>
      <text:p text:style-name="P6"><text:tab/>for(int i=1; i&lt;=3; i++)</text:p>
      <text:p text:style-name="P6"><text:tab/>{</text:p>
      <text:p text:style-name="P6"><text:tab/><text:tab/>for(int j=1; j&lt;=3; j++)</text:p>
      <text:p text:style-name="P6"><text:tab/><text:tab/>{</text:p>
      <text:p text:style-name="P6"><text:tab/><text:tab/><text:tab/>for(int k=1; k&lt;=3; k++)</text:p>
      <text:p text:style-name="P6"><text:tab/><text:tab/><text:tab/>{</text:p>
      <text:p text:style-name="P6"><text:tab/><text:tab/><text:tab/><text:tab/>if(i==3 &amp;&amp; j==3 &amp;&amp; k==3)</text:p>
      <text:p text:style-name="P6"><text:tab/><text:tab/><text:tab/><text:tab/>{</text:p>
      <text:p text:style-name="P6"><text:tab/><text:tab/><text:tab/><text:tab/><text:tab/>goto out;</text:p>
      <text:p text:style-name="P6"><text:tab/><text:tab/><text:tab/><text:tab/>}</text:p>
      <text:p text:style-name="P6"><text:tab/><text:tab/><text:tab/>}</text:p>
      <text:p text:style-name="P6"><text:tab/><text:tab/>}</text:p>
      <text:p text:style-name="P6"><text:tab/>}</text:p>
      <text:p text:style-name="P6"><text:tab/>out:</text:p>
      <text:p text:style-name="P6"><text:tab/>printf("out of the loop\n");</text:p>
      <text:p text:style-name="P6"><text:tab/>return 0;</text:p>
      <text:p text:style-name="P6">}</text:p>
      <text:p text:style-name="P6"/>
      <text:p text:style-name="P3">Switch Statement Example 1</text:p>
      <text:p text:style-name="P3"/>
      <text:p text:style-name="P6">#include&lt;stdio.h&gt;</text:p>
      <text:p text:style-name="P6"/>
      <text:p text:style-name="P6">int main()</text:p>
      <text:p text:style-name="P6">{</text:p>
      <text:p text:style-name="P6"><text:tab/>int num = 4;</text:p>
      <text:p text:style-name="P6"><text:tab/>switch(num)</text:p>
      <text:p text:style-name="P6"><text:tab/>{</text:p>
      <text:p text:style-name="P6"><text:tab/><text:tab/>case 1:</text:p>
      <text:p text:style-name="P6"><text:tab/><text:tab/>printf("The module is MAT203");</text:p>
      <text:p text:style-name="P6"><text:tab/><text:tab/>break;</text:p>
      <text:p text:style-name="P6"/>
      <text:p text:style-name="P6"><text:tab/><text:tab/>case 2:</text:p>
      <text:p text:style-name="P6"><text:tab/><text:tab/>printf("The module is ITS203");</text:p>
      <text:p text:style-name="P6"><text:tab/><text:tab/>break;</text:p>
      <text:p text:style-name="P6"/>
      <text:p text:style-name="P6"><text:tab/><text:tab/>case 3:</text:p>
      <text:p text:style-name="P6"><text:tab/><text:tab/>printf("The module is ITP203");</text:p>
      <text:p text:style-name="P6"><text:tab/><text:tab/>break;</text:p>
      <text:p text:style-name="P6"/>
      <text:p text:style-name="P6"><text:tab/><text:tab/>case 4:</text:p>
      <text:p text:style-name="P6"><text:soft-page-break/><text:tab/><text:tab/>printf("The module id ITS202");</text:p>
      <text:p text:style-name="P6"><text:tab/><text:tab/>break;</text:p>
      <text:p text:style-name="P6"/>
      <text:p text:style-name="P6"><text:tab/><text:tab/>default:</text:p>
      <text:p text:style-name="P6"><text:tab/><text:tab/>printf("Out of bound");</text:p>
      <text:p text:style-name="P6"><text:tab/><text:tab/>break;</text:p>
      <text:p text:style-name="P6"><text:tab/>}</text:p>
      <text:p text:style-name="P6"><text:tab/>return 0;</text:p>
      <text:p text:style-name="P6">}</text:p>
      <text:p text:style-name="P6"/>
      <text:p text:style-name="P3">Switch Statement Example 2</text:p>
      <text:p text:style-name="P3"/>
      <text:p text:style-name="P6">#include&lt;stdio.h&gt;</text:p>
      <text:p text:style-name="P6"/>
      <text:p text:style-name="P6">int main()</text:p>
      <text:p text:style-name="P6">{</text:p>
      <text:p text:style-name="P6"><text:tab/>char operator;</text:p>
      <text:p text:style-name="P6"><text:tab/>int n1,n2;</text:p>
      <text:p text:style-name="P6"/>
      <text:p text:style-name="P6"><text:tab/>printf("Enter the operator(+,-,/,*):");</text:p>
      <text:p text:style-name="P6"><text:tab/>scanf("%c", &amp;operator);</text:p>
      <text:p text:style-name="P6"><text:tab/>printf("Enter two numbers:\n");</text:p>
      <text:p text:style-name="P6"><text:tab/>scanf("%d %d", &amp;n1, &amp;n2);</text:p>
      <text:p text:style-name="P6"/>
      <text:p text:style-name="P6"><text:tab/>switch(operator)</text:p>
      <text:p text:style-name="P6"><text:tab/>{</text:p>
      <text:p text:style-name="P6"><text:tab/><text:tab/>case '+':</text:p>
      <text:p text:style-name="P6"><text:tab/><text:tab/>printf("%d + %d = %d", n1, n2, n1+n2);</text:p>
      <text:p text:style-name="P6"><text:tab/><text:tab/>break;</text:p>
      <text:p text:style-name="P6"/>
      <text:p text:style-name="P6"><text:tab/><text:tab/>case '-':</text:p>
      <text:p text:style-name="P6"><text:tab/><text:tab/>printf("%d - %d = %d", n1, n2, n1-n2);</text:p>
      <text:p text:style-name="P6"><text:tab/><text:tab/>break;</text:p>
      <text:p text:style-name="P6"/>
      <text:p text:style-name="P6"><text:tab/><text:tab/>case '/':</text:p>
      <text:p text:style-name="P6"><text:tab/><text:tab/>printf("%d / %d = %d", n1, n2, n1/n2);</text:p>
      <text:p text:style-name="P6"><text:tab/><text:tab/>break;</text:p>
      <text:p text:style-name="P6"/>
      <text:p text:style-name="P6"><text:tab/><text:tab/>case '*':</text:p>
      <text:p text:style-name="P6"><text:tab/><text:tab/>printf("%d * %d = %d", n1, n2, n1*n2);</text:p>
      <text:p text:style-name="P6"><text:tab/><text:tab/>break;</text:p>
      <text:p text:style-name="P6"/>
      <text:p text:style-name="P6"><text:tab/><text:tab/>default:</text:p>
      <text:p text:style-name="P6"><text:tab/><text:tab/>printf("Error");</text:p>
      <text:p text:style-name="P6"><text:tab/>}</text:p>
      <text:p text:style-name="P6"><text:tab/>return 0;</text:p>
      <text:p text:style-name="P6">}</text:p>
      <text:p text:style-name="P6"/>
      <text:p text:style-name="P3">Switch Statement Example 3</text:p>
      <text:p text:style-name="P3"/>
      <text:p text:style-name="P6">#include&lt;stdio.h&gt;</text:p>
      <text:p text:style-name="P6"/>
      <text:p text:style-name="P6"><text:soft-page-break/>int main()</text:p>
      <text:p text:style-name="P6">{</text:p>
      <text:p text:style-name="P6"><text:tab/>int ID = 500;</text:p>
      <text:p text:style-name="P6"><text:tab/>int password = 000;</text:p>
      <text:p text:style-name="P6"/>
      <text:p text:style-name="P6"><text:tab/>printf("Enter the ID:\n");</text:p>
      <text:p text:style-name="P6"><text:tab/>scanf("%d",&amp;ID);</text:p>
      <text:p text:style-name="P6"/>
      <text:p text:style-name="P6"><text:tab/>switch(ID)</text:p>
      <text:p text:style-name="P6"><text:tab/>{</text:p>
      <text:p text:style-name="P6"><text:tab/><text:tab/>case 500:</text:p>
      <text:p text:style-name="P6"><text:tab/><text:tab/>printf("Enter Your Password:\n");</text:p>
      <text:p text:style-name="P6"><text:tab/><text:tab/>scanf("%d",&amp;password);</text:p>
      <text:p text:style-name="P6"/>
      <text:p text:style-name="P6"><text:tab/><text:tab/>switch(password)</text:p>
      <text:p text:style-name="P6"><text:tab/><text:tab/>{</text:p>
      <text:p text:style-name="P6"><text:tab/><text:tab/><text:tab/>case 000:</text:p>
      <text:p text:style-name="P6"><text:tab/><text:tab/><text:tab/>printf("Welcome again.");</text:p>
      <text:p text:style-name="P6"><text:tab/><text:tab/><text:tab/>break;</text:p>
      <text:p text:style-name="P6"/>
      <text:p text:style-name="P6"><text:tab/><text:tab/><text:tab/>default:</text:p>
      <text:p text:style-name="P6"><text:tab/><text:tab/><text:tab/>printf("Error, Sorry");</text:p>
      <text:p text:style-name="P6"><text:tab/><text:tab/><text:tab/>break;</text:p>
      <text:p text:style-name="P6"><text:tab/><text:tab/>}</text:p>
      <text:p text:style-name="P6"><text:tab/><text:tab/></text:p>
      <text:p text:style-name="P6"><text:tab/><text:tab/>break;</text:p>
      <text:p text:style-name="P6"/>
      <text:p text:style-name="P6"><text:tab/><text:tab/>default:</text:p>
      <text:p text:style-name="P6"><text:tab/><text:tab/>printf("Error, sorry");</text:p>
      <text:p text:style-name="P6"><text:tab/><text:tab/>break;</text:p>
      <text:p text:style-name="P6"><text:tab/>}</text:p>
      <text:p text:style-name="P6">}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7:46:38.007982038</meta:creation-date>
    <meta:generator>LibreOffice/6.4.2.2$Linux_X86_64 LibreOffice_project/40$Build-2</meta:generator>
    <dc:date>2020-10-02T18:04:58.666626160</dc:date>
    <meta:editing-duration>PT18M21S</meta:editing-duration>
    <meta:editing-cycles>4</meta:editing-cycles>
    <meta:document-statistic meta:table-count="0" meta:image-count="0" meta:object-count="0" meta:page-count="5" meta:paragraph-count="186" meta:word-count="396" meta:character-count="2459" meta:non-whitespace-character-count="2005"/>
  </office:meta>
</office:document-meta>
</file>